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82e51" officeooo:paragraph-rsid="00082e51"/>
    </style:style>
    <style:style style:name="P4" style:family="paragraph" style:parent-style-name="Standard">
      <style:text-properties style:font-name="Abyssinica SIL"/>
    </style:style>
    <style:style style:name="P5" style:family="paragraph" style:parent-style-name="Standard">
      <style:text-properties style:font-name="Abyssinica SI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weight="normal" officeooo:rsid="00082e51" officeooo:paragraph-rsid="00082e51" style:font-weight-asian="normal" style:font-weight-complex="normal"/>
    </style:style>
    <style:style style:name="P8" style:family="paragraph" style:parent-style-name="Standard">
      <style:text-properties style:font-name="Abyssinica SIL" officeooo:rsid="000dd842" officeooo:paragraph-rsid="000dd842"/>
    </style:style>
    <style:style style:name="P9" style:family="paragraph" style:parent-style-name="Standard">
      <style:text-properties style:font-name="Abyssinica SIL" officeooo:paragraph-rsid="000ee76c"/>
    </style:style>
    <style:style style:name="P10" style:family="paragraph" style:parent-style-name="Standard">
      <style:text-properties style:font-name="Abyssinica SIL" officeooo:paragraph-rsid="00103752"/>
    </style:style>
    <style:style style:name="P11" style:family="paragraph" style:parent-style-name="Standard">
      <style:text-properties officeooo:paragraph-rsid="00103752"/>
    </style:style>
    <style:style style:name="T1" style:family="text">
      <style:text-properties officeooo:rsid="0006ef7d"/>
    </style:style>
    <style:style style:name="T2" style:family="text">
      <style:text-properties officeooo:rsid="00082e51"/>
    </style:style>
    <style:style style:name="T3" style:family="text">
      <style:text-properties officeooo:rsid="00096507"/>
    </style:style>
    <style:style style:name="T4" style:family="text">
      <style:text-properties officeooo:rsid="000be73e"/>
    </style:style>
    <style:style style:name="T5" style:family="text">
      <style:text-properties officeooo:rsid="000dd842"/>
    </style:style>
    <style:style style:name="T6" style:family="text">
      <style:text-properties officeooo:rsid="00103752"/>
    </style:style>
    <style:style style:name="T7" style:family="text">
      <style:text-properties style:font-name="Abyssinica SIL" officeooo:rsid="000be73e"/>
    </style:style>
    <style:style style:name="T8" style:family="text">
      <style:text-properties style:font-name="Abyssinica SIL" officeooo:rsid="00103752"/>
    </style:style>
    <style:style style:name="T9" style:family="text">
      <style:text-properties style:font-name="Abyssinica SIL" officeooo:rsid="000dd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e-Metal Development</text:p>
      <text:p text:style-name="P1">M2M Lectures</text:p>
      <text:p text:style-name="P1">Grenoble University</text:p>
      <text:p text:style-name="P1">Your Names Here</text:p>
      <text:p text:style-name="P1">January 12, 2021</text:p>
      <text:p text:style-name="P2"/>
      <text:p text:style-name="P2">1<text:span text:style-name="T1">)</text:span> Preface by Pr. Olivier Gruber</text:p>
      <text:p text:style-name="P2"/>
      <text:p text:style-name="Standard">This document is your work log for the first step in the M2M course, master-</text:p>
      <text:p text:style-name="Standard">level, at the University of Grenoble, France. You will have such a document for</text:p>
      <text:p text:style-name="Standard">each step of our course together.</text:p>
      <text:p text:style-name="Standard">This document has two parts. One part is about diverse sections, each with</text:p>
      <text:p text:style-name="Standard">a bunch of questions that you have to answers. The other part is really a</text:p>
      <text:p text:style-name="Standard">laboratory log, keeping track of what you do, as you do it.</text:p>
      <text:p text:style-name="Standard">The questions provide a guideline for your learning. They are not about</text:p>
      <text:p text:style-name="Standard">getting a good grade if you answer them correctly, they are about giving your</text:p>
      <text:p text:style-name="Standard">pointers on what to learn about.</text:p>
      <text:p text:style-name="Standard">The goal of the questions is therefore not to be answered in three lines of</text:p>
      <text:p text:style-name="Standard">text and be forgotten about. The questions must be researched and thoroughly</text:p>
      <text:p text:style-name="Standard">understood. Ask questions around you if things are unclear, to your fellow</text:p>
      <text:p text:style-name="Standard">students and to me, your professor.</text:p>
      <text:p text:style-name="Standard">Writing down the answers to the questions is a tool for helping your learn</text:p>
      <text:p text:style-name="Standard">and remember. Also, it keeps track of what you know, the URLs you visited,</text:p>
      <text:p text:style-name="Standard">the open questions that you are trouble with, etc. The tools you used. It is</text:p>
      <text:p text:style-name="Standard">intended to be a living document, written as you go.</text:p>
      <text:p text:style-name="Standard">Ultimately, the goal of the document is to be kept for your personal records.</text:p>
      <text:p text:style-name="Standard">If ever you will work on embedded systems, trust me, you will be glad to have</text:p>
      <text:p text:style-name="Standard">a written trace about all this.</text:p>
      <text:p text:style-name="Standard">REMEMBER: plaggia is a crime that can get you evicted forever from</text:p>
      <text:p text:style-name="Standard">french universities... The solution is simple, write using your own words or</text:p>
      <text:p text:style-name="Standard">quote, giving the source of the quoted text. Also, remember that you do not</text:p>
      <text:p text:style-name="Standard">learn through cut&amp;paste. You also do not learn much by watching somebody</text:p>
      <text:p text:style-name="Standard">else doing.</text:p>
      <text:p text:style-name="Standard"/>
      <text:p text:style-name="P2">2<text:span text:style-name="T1">) </text:span>QEMU</text:p>
      <text:p text:style-name="P5">What is QEMU? Why is it necessary here?</text:p>
      <text:p text:style-name="P2"/>
      <text:p text:style-name="P6">→<text:span text:style-name="T1"> QEMU </text:span><text:span text:style-name="T2">est utilisé pour émuler du matériel : ici on veut émuler une “ARM-based board, the VersatilePB board” ( README - ligne 2 ), on peut parametré la machine émuler : la quantité de RAM, le type de processeur etc …</text:span></text:p>
      <text:p text:style-name="P7">C’est nécessaire ici car nous n’avons pas d’exemplaire de carte chez nous, on se contente donc de simuler son comportement de façon logicielle.</text:p>
      <text:p text:style-name="P3"/>
      <text:p text:style-name="Standard">Read the README-QEMU-ARM.</text:p>
      <text:p text:style-name="P2">Try it... with ”make run”</text:p>
      <text:p text:style-name="P4">→<text:span text:style-name="T2"> les installation</text:span><text:span text:style-name="T3">s</text:span><text:span text:style-name="T2"> sur mon environnement de travail on été faites : ça tourne</text:span></text:p>
      <text:p text:style-name="P4"/>
      <text:p text:style-name="P4"/>
      <text:p text:style-name="P4"/>
      <text:p text:style-name="P4"/>
      <text:p text:style-name="P4"><text:soft-page-break/></text:p>
      <text:p text:style-name="P2">3<text:span text:style-name="T3">)</text:span> GNU Debugger</text:p>
      <text:p text:style-name="Standard">Here, try single-stepping the code via the GNU debugger (GDB).</text:p>
      <text:p text:style-name="Standard">Read the README-GDB.</text:p>
      <text:p text:style-name="Standard">Try it, in one shell, launch QEMU in debug mode and in another shell launch</text:p>
      <text:p text:style-name="Standard">gdb.</text:p>
      <text:p text:style-name="P9"><text:s/>→<text:span text:style-name="T4"> dans un terminal : </text:span></text:p>
      <text:p text:style-name="P10"><text:span text:style-name="T4"><text:tab/>* make debug</text:span></text:p>
      <text:p text:style-name="P11"><text:span text:style-name="T7"><text:tab/></text:span><text:span text:style-name="T8">ç</text:span><text:span text:style-name="T7">a lance le programme sur qemu avec l’option -S etc </text:span><text:span text:style-name="T9">pour </text:span><text:span text:style-name="T8">permettre à</text:span><text:span text:style-name="T9"> gdb </text:span><text:span text:style-name="T8">de se connecter </text:span><text:span text:style-name="T9">sur le port 1234.</text:span></text:p>
      <text:p text:style-name="P9"><text:tab/><text:span text:style-name="T5">Dans un autre terminal : </text:span></text:p>
      <text:p text:style-name="P9"><text:span text:style-name="T5"><text:tab/>* gdb-multiarch kernel.elf</text:span></text:p>
      <text:p text:style-name="P9"><text:tab/><text:span text:style-name="T5">quand le prompt gdb apparait : </text:span></text:p>
      <text:p text:style-name="P9"><text:span text:style-name="T5"><text:tab/>* target remote:1234</text:span></text:p>
      <text:p text:style-name="P8">A partir de la on peut utiliser gdb de façon normale en ligne de commande.</text:p>
      <text:p text:style-name="P8"/>
      <text:p text:style-name="P2">4<text:span text:style-name="T3">) </text:span>Makefile</text:p>
      <text:p text:style-name="Standard">You need to read and fully understand the provided makefile. Please find a</text:p>
      <text:p text:style-name="Standard">few questions below highlighting important points of that makefile. These ques-</text:p>
      <text:p text:style-name="Standard">tions are there only to guide your reading of the makefile. Make sure they</text:p>
      <text:p text:style-name="Standard">are addressed in your overall writing about the makefile and the corresponding</text:p>
      <text:p text:style-name="Standard">challenge of building bare-metal software.</text:p>
      <text:p text:style-name="Standard">1. What is the TOOLCHAIN?</text:p>
      <text:p text:style-name="Standard">2. What are VersatilePB and VersatileAB?</text:p>
      <text:p text:style-name="Standard">3. What is a linker script? Look at the linker option ”-T”</text:p>
      <text:p text:style-name="Standard">4. Read and understand the linker script that we use</text:p>
      <text:p text:style-name="Standard">5. Why do we translate the ”kernel.elf” into a ”kernel.bin” via ”objcopy”</text:p>
      <text:p text:style-name="Standard">6. What ensures that we can debug?</text:p>
      <text:p text:style-name="Standard">7. What is the meaning of the ”-nostdlib” option? Why is it necessary?</text:p>
      <text:p text:style-name="Standard">8. Try MEMORY=32K, it fails, why? Look at the linker script.</text:p>
      <text:p text:style-name="Standard">9. Could you use printf in the code? Why?</text:p>
      <text:p text:style-name="Standard">4.1</text:p>
      <text:p text:style-name="Standard">Linker Script</text:p>
      <text:p text:style-name="Standard">Detail here your understanding of the linker script that we use.</text:p>
      <text:p text:style-name="Standard">Why do we translate the ”kernel.elf” into a ”kernel.bin” via ”objcopy”</text:p>
      <text:p text:style-name="Standard">Why do we link our code to run at the 0x10000?</text:p>
      <text:p text:style-name="Standard">Why do we make sure the code for the object file ”startup.o” is first?</text:p>
      <text:p text:style-name="Standard">24.2</text:p>
      <text:p text:style-name="Standard">ELF Format</text:p>
      <text:p text:style-name="Standard">What is the ELF format?</text:p>
      <text:p text:style-name="Standard">Why is it used as an object file format and an executable file format.</text:p>
      <text:p text:style-name="Standard">How does the ELF executable contain debug information? Which option</text:p>
      <text:p text:style-name="Standard">must be given to the compiler and linker? Why to both?</text:p>
      <text:p text:style-name="Standard">Confirm what ELF object files and the final ELF executable are with the</text:p>
      <text:p text:style-name="Standard">shell command ”file”.</text:p>
      <text:p text:style-name="Standard">Look at the ELF object files and the final ELF executable with the tool:</text:p>
      <text:p text:style-name="Standard">arm-none-eabi-objdump.</text:p>
      <text:p text:style-name="Standard">5</text:p>
      <text:p text:style-name="Standard">Startup Code</text:p>
      <text:p text:style-name="Standard">Read and understand the startup code in the file ”startup.s”.</text:p>
      <text:p text:style-name="Standard">Explain here what it does.</text:p>
      <text:p text:style-name="Standard"><text:soft-page-break/>6</text:p>
      <text:p text:style-name="Standard">Main Code</text:p>
      <text:p text:style-name="Standard">Read and understand the main code in the file ”main.c”.</text:p>
      <text:p text:style-name="Standard">Explain here what it does. In particular, explains how the characters you</text:p>
      <text:p text:style-name="Standard">type in the terminal window actually appear on the terminal window.</text:p>
      <text:p text:style-name="Standard">With a regular shell, the shell echoes the character as you type them. It</text:p>
      <text:p text:style-name="Standard">only sends the characters once you hit the return key, as a complete line.</text:p>
      <text:p text:style-name="Standard">It is the behavior you notice here?</text:p>
      <text:p text:style-name="Standard">1. What is an UART and a serial line?</text:p>
      <text:p text:style-name="Standard">2. What is the purpose of a serial line here?</text:p>
      <text:p text:style-name="Standard">3. What is the relationship between this serial line and the Terminal window</text:p>
      <text:p text:style-name="Standard">running a shell on your laptop?</text:p>
      <text:p text:style-name="Standard">4. What is the special testing of the value 13 as a special character and why</text:p>
      <text:p text:style-name="Standard">do we send back ’\r’ and ’\n’ ?</text:p>
      <text:p text:style-name="Standard">5. Why can we say this program polls the serial line? Although it works,</text:p>
      <text:p text:style-name="Standard">why is it not a good idea?</text:p>
      <text:p text:style-name="Standard">6. How could using hardware interrupts be a better solution?</text:p>
      <text:p text:style-name="Standard">7. Could we say that the function uart send may block? why?</text:p>
      <text:p text:style-name="Standard">8. Could we say that the function uart receive is non-blocking? why?</text:p>
      <text:p text:style-name="Standard">9. Explain why uart send is blocking and uart receive is non-blocking.</text:p>
      <text:p text:style-name="Standard">37</text:p>
      <text:p text:style-name="Standard">Test Code – TODO</text:p>
      <text:p text:style-name="Standard">7.1</text:p>
      <text:p text:style-name="Standard">Blocking Uart-Receive</text:p>
      <text:p text:style-name="Standard">Change the code so that the function uart receive is blocking.</text:p>
      <text:p text:style-name="Standard">Why does it work in this particular test code?</text:p>
      <text:p text:style-name="Standard">Why would it be an interesting change in this particular setting?</text:p>
      <text:p text:style-name="Standard">7.2</text:p>
      <text:p text:style-name="Standard">Adding Printing</text:p>
      <text:p text:style-name="Standard">We provided you with the code of a kernel-version of printf, the function called</text:p>
      <text:p text:style-name="Standard">”kprintf” in the file ”kprintf.c”.</text:p>
      <text:p text:style-name="Standard">Add it to the makefile so that it is compiled and linked in.</text:p>
      <text:p text:style-name="Standard">Look at the function ”kprintf” and ”putchar” in the file ”kprintf.c”. Why is</text:p>
      <text:p text:style-name="Standard">the function ”putchar” calling the function ”uart send”?</text:p>
      <text:p text:style-name="Standard">Use the function kprintf to actually print the code of the characters you type</text:p>
      <text:p text:style-name="Standard">and not the characters themselves.</text:p>
      <text:p text:style-name="Standard">Hit the following special keys:</text:p>
      <text:p text:style-name="Standard">• left and right arrow.</text:p>
      <text:p text:style-name="Standard">• backspace and delete key.</text:p>
      <text:p text:style-name="Standard">Explain what you see.</text:p>
      <text:p text:style-name="Standard">7.3</text:p>
      <text:p text:style-name="Standard">Line editing</text:p>
      <text:p text:style-name="Standard">The idea is now to allow the editing of the current line:</text:p>
      <text:p text:style-name="Standard">• Using the left and right arrows</text:p>
      <text:p text:style-name="Standard">• Using the ”backspace” and ”delete” keys</text:p>
      <text:p text:style-name="Standard">First, experiment using the left/right arrows... and the backspace/delete</text:p>
      <text:p text:style-name="Standard">keys...</text:p>
      <text:p text:style-name="Standard">• Explain what you see</text:p>
      <text:p text:style-name="Standard">• Explain what is happening?</text:p>
      <text:p text:style-name="Standard">Now that you understand, write the code to allow for line editing.</text:p>
      <text:p text:style-name="Standard">8</text:p>
      <text:p text:style-name="Standard">Laboratory Lo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5:45:48.608256615</meta:creation-date>
    <dc:date>2021-01-12T16:49:10.451251625</dc:date>
    <meta:editing-duration>PT12M5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3" meta:paragraph-count="138" meta:word-count="1181" meta:character-count="6482" meta:non-whitespace-character-count="5428"/>
  </office:meta>
</office:document-meta>
</file>